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cc0300" style:parent-style-name="Standard">
      <style:text-properties fo:country="DE" fo:font-size="11.0pt" fo:language="de" style:font-name-asian="Cambria" style:font-size-asian="11.0pt"/>
    </style:style>
    <style:style style:family="table-cell" style:name="aaf548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143e5" style:parent-style-name="Standard">
      <style:text-properties fo:country="DE" fo:font-size="11.0pt" fo:language="de" style:font-name-asian="Cambria" style:font-size-asian="11.0pt"/>
    </style:style>
    <style:style style:family="table-cell" style:name="a74fef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427e7" style:parent-style-name="Standard">
      <style:text-properties fo:country="DE" fo:font-size="11.0pt" fo:language="de" style:font-name-asian="Cambria" style:font-size-asian="11.0pt"/>
    </style:style>
    <style:style style:family="table-cell" style:name="afa53e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e6394" style:parent-style-name="Standard">
      <style:text-properties fo:country="DE" fo:font-size="11.0pt" fo:language="de" style:font-name-asian="Cambria" style:font-size-asian="11.0pt"/>
    </style:style>
    <style:style style:family="table-cell" style:name="ac4b91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b44f7">
      <style:table-row-properties style:row-height="10.0mm"/>
    </style:style>
    <style:style style:family="paragraph" style:name="ac1c062" style:parent-style-name="Standard">
      <style:text-properties fo:country="DE" fo:font-size="11.0pt" fo:language="de" style:font-name-asian="Cambria" style:font-size-asian="11.0pt"/>
    </style:style>
    <style:style style:family="table-cell" style:name="ab376d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9c9ad" style:parent-style-name="Standard">
      <style:text-properties fo:country="DE" fo:font-size="11.0pt" fo:language="de" style:font-name-asian="Cambria" style:font-size-asian="11.0pt"/>
    </style:style>
    <style:style style:family="table-cell" style:name="a72a88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c9ef6" style:parent-style-name="Standard">
      <style:text-properties fo:country="DE" fo:font-size="11.0pt" fo:language="de" style:font-name-asian="Cambria" style:font-size-asian="11.0pt"/>
    </style:style>
    <style:style style:family="table-cell" style:name="abcb97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2f614" style:parent-style-name="Standard">
      <style:text-properties fo:country="DE" fo:font-size="11.0pt" fo:language="de" style:font-name-asian="Cambria" style:font-size-asian="11.0pt"/>
    </style:style>
    <style:style style:family="table-cell" style:name="ac88db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8ceb1">
      <style:table-row-properties style:row-height="10.0mm"/>
    </style:style>
    <style:style style:family="paragraph" style:name="aa7534c" style:parent-style-name="Standard">
      <style:text-properties fo:country="DE" fo:font-size="11.0pt" fo:language="de" style:font-name-asian="Cambria" style:font-size-asian="11.0pt"/>
    </style:style>
    <style:style style:family="table-cell" style:name="af16bd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5fddd" style:parent-style-name="Standard">
      <style:text-properties fo:country="DE" fo:font-size="11.0pt" fo:language="de" style:font-name-asian="Cambria" style:font-size-asian="11.0pt"/>
    </style:style>
    <style:style style:family="table-cell" style:name="a726c6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65934" style:parent-style-name="Standard">
      <style:text-properties fo:country="DE" fo:font-size="11.0pt" fo:language="de" style:font-name-asian="Cambria" style:font-size-asian="11.0pt"/>
    </style:style>
    <style:style style:family="table-cell" style:name="a4886c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3888f" style:parent-style-name="Standard">
      <style:text-properties fo:country="DE" fo:font-size="11.0pt" fo:language="de" style:font-name-asian="Cambria" style:font-size-asian="11.0pt"/>
    </style:style>
    <style:style style:family="table-cell" style:name="a69e6a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d5bae">
      <style:table-row-properties style:row-height="10.0mm"/>
    </style:style>
    <style:style style:family="paragraph" style:name="a286651" style:parent-style-name="Standard">
      <style:text-properties fo:country="DE" fo:font-size="11.0pt" fo:language="de" style:font-name-asian="Cambria" style:font-size-asian="11.0pt"/>
    </style:style>
    <style:style style:family="table-cell" style:name="a54d04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d0f64" style:parent-style-name="Standard">
      <style:text-properties fo:country="DE" fo:font-size="11.0pt" fo:language="de" style:font-name-asian="Cambria" style:font-size-asian="11.0pt"/>
    </style:style>
    <style:style style:family="table-cell" style:name="a1ca0f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ebf7b" style:parent-style-name="Standard">
      <style:text-properties fo:country="DE" fo:font-size="11.0pt" fo:language="de" style:font-name-asian="Cambria" style:font-size-asian="11.0pt"/>
    </style:style>
    <style:style style:family="table-cell" style:name="a21296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3ba52" style:parent-style-name="Standard">
      <style:text-properties fo:country="DE" fo:font-size="11.0pt" fo:language="de" style:font-name-asian="Cambria" style:font-size-asian="11.0pt"/>
    </style:style>
    <style:style style:family="table-cell" style:name="a0d68b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19a42">
      <style:table-row-properties style:row-height="10.0mm"/>
    </style:style>
    <style:style style:family="paragraph" style:name="afdca40" style:parent-style-name="Standard">
      <style:text-properties fo:country="DE" fo:font-size="11.0pt" fo:language="de" style:font-name-asian="Cambria" style:font-size-asian="11.0pt"/>
    </style:style>
    <style:style style:family="table-cell" style:name="a64b4a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6d73d" style:parent-style-name="Standard">
      <style:text-properties fo:country="DE" fo:font-size="11.0pt" fo:language="de" style:font-name-asian="Cambria" style:font-size-asian="11.0pt"/>
    </style:style>
    <style:style style:family="table-cell" style:name="a67e7e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448eb" style:parent-style-name="Standard">
      <style:text-properties fo:country="DE" fo:font-size="11.0pt" fo:language="de" style:font-name-asian="Cambria" style:font-size-asian="11.0pt"/>
    </style:style>
    <style:style style:family="table-cell" style:name="a84254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66657" style:parent-style-name="Standard">
      <style:text-properties fo:country="DE" fo:font-size="11.0pt" fo:language="de" style:font-name-asian="Cambria" style:font-size-asian="11.0pt"/>
    </style:style>
    <style:style style:family="table-cell" style:name="a0c205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e6676">
      <style:table-row-properties style:row-height="10.0mm"/>
    </style:style>
    <style:style style:family="paragraph" style:name="a80a311" style:parent-style-name="Standard">
      <style:text-properties fo:country="DE" fo:font-size="11.0pt" fo:language="de" style:font-name-asian="Cambria" style:font-size-asian="11.0pt"/>
    </style:style>
    <style:style style:family="table-cell" style:name="a40f9a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554a7" style:parent-style-name="Standard">
      <style:text-properties fo:country="DE" fo:font-size="11.0pt" fo:language="de" style:font-name-asian="Cambria" style:font-size-asian="11.0pt"/>
    </style:style>
    <style:style style:family="table-cell" style:name="a56642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8ee2" style:parent-style-name="Standard">
      <style:text-properties fo:country="DE" fo:font-size="11.0pt" fo:language="de" style:font-name-asian="Cambria" style:font-size-asian="11.0pt"/>
    </style:style>
    <style:style style:family="table-cell" style:name="a73f4ac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b646c" style:parent-style-name="Standard">
      <style:text-properties fo:country="DE" fo:font-size="11.0pt" fo:language="de" style:font-name-asian="Cambria" style:font-size-asian="11.0pt"/>
    </style:style>
    <style:style style:family="table-cell" style:name="a59618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58013">
      <style:table-row-properties style:row-height="10.0mm"/>
    </style:style>
    <style:style style:family="paragraph" style:name="a57f012" style:parent-style-name="Standard">
      <style:text-properties fo:country="DE" fo:font-size="11.0pt" fo:language="de" style:font-name-asian="Cambria" style:font-size-asian="11.0pt"/>
    </style:style>
    <style:style style:family="table-cell" style:name="a0b448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f80cd" style:parent-style-name="Standard">
      <style:text-properties fo:country="DE" fo:font-size="11.0pt" fo:language="de" style:font-name-asian="Cambria" style:font-size-asian="11.0pt"/>
    </style:style>
    <style:style style:family="table-cell" style:name="ac7d0b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8eced" style:parent-style-name="Standard">
      <style:text-properties fo:country="DE" fo:font-size="11.0pt" fo:language="de" style:font-name-asian="Cambria" style:font-size-asian="11.0pt"/>
    </style:style>
    <style:style style:family="table-cell" style:name="ad884b3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bd010" style:parent-style-name="Standard">
      <style:text-properties fo:country="DE" fo:font-size="11.0pt" fo:language="de" style:font-name-asian="Cambria" style:font-size-asian="11.0pt"/>
    </style:style>
    <style:style style:family="table-cell" style:name="a60981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2234a">
      <style:table-row-properties style:row-height="10.0mm"/>
    </style:style>
    <style:style style:family="paragraph" style:name="a198226" style:parent-style-name="Standard">
      <style:text-properties fo:country="DE" fo:font-size="11.0pt" fo:language="de" style:font-name-asian="Cambria" style:font-size-asian="11.0pt"/>
    </style:style>
    <style:style style:family="table-cell" style:name="a8c34e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4a119" style:parent-style-name="Standard">
      <style:text-properties fo:country="DE" fo:font-size="11.0pt" fo:language="de" style:font-name-asian="Cambria" style:font-size-asian="11.0pt"/>
    </style:style>
    <style:style style:family="table-cell" style:name="a9dca5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3f56b" style:parent-style-name="Standard">
      <style:text-properties fo:country="DE" fo:font-size="11.0pt" fo:language="de" style:font-name-asian="Cambria" style:font-size-asian="11.0pt"/>
    </style:style>
    <style:style style:family="table-cell" style:name="aafd890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72aec" style:parent-style-name="Standard">
      <style:text-properties fo:country="DE" fo:font-size="11.0pt" fo:language="de" style:font-name-asian="Cambria" style:font-size-asian="11.0pt"/>
    </style:style>
    <style:style style:family="table-cell" style:name="a33783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fc933">
      <style:table-row-properties style:row-height="10.0mm"/>
    </style:style>
    <style:style style:family="paragraph" style:name="a50d2db" style:parent-style-name="Standard">
      <style:text-properties fo:country="DE" fo:font-size="11.0pt" fo:language="de" style:font-name-asian="Cambria" style:font-size-asian="11.0pt"/>
    </style:style>
    <style:style style:family="table-cell" style:name="a47818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1f72e" style:parent-style-name="Standard">
      <style:text-properties fo:country="DE" fo:font-size="11.0pt" fo:language="de" style:font-name-asian="Cambria" style:font-size-asian="11.0pt"/>
    </style:style>
    <style:style style:family="table-cell" style:name="a2e682e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c115e" style:parent-style-name="Standard">
      <style:text-properties fo:country="DE" fo:font-size="11.0pt" fo:language="de" style:font-name-asian="Cambria" style:font-size-asian="11.0pt"/>
    </style:style>
    <style:style style:family="table-cell" style:name="ad0bc4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aea8" style:parent-style-name="Standard">
      <style:text-properties fo:country="DE" fo:font-size="11.0pt" fo:language="de" style:font-name-asian="Cambria" style:font-size-asian="11.0pt"/>
    </style:style>
    <style:style style:family="table-cell" style:name="a84f00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8b970">
      <style:table-row-properties style:row-height="20.0mm"/>
    </style:style>
    <style:style style:family="paragraph" style:name="a8f30f4" style:parent-style-name="Standard">
      <style:text-properties fo:country="DE" fo:font-size="11.0pt" fo:language="de" style:font-name-asian="Cambria" style:font-size-asian="11.0pt"/>
    </style:style>
    <style:style style:family="table-cell" style:name="a7efd8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ff761" style:parent-style-name="Standard">
      <style:text-properties fo:country="DE" fo:font-size="11.0pt" fo:language="de" style:font-name-asian="Cambria" style:font-size-asian="11.0pt"/>
    </style:style>
    <style:style style:family="table-cell" style:name="a5e829a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3682e" style:parent-style-name="Standard">
      <style:text-properties fo:country="DE" fo:font-size="11.0pt" fo:language="de" style:font-name-asian="Cambria" style:font-size-asian="11.0pt"/>
    </style:style>
    <style:style style:family="table-cell" style:name="a6e245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7d4f8" style:parent-style-name="Standard">
      <style:text-properties fo:country="DE" fo:font-size="11.0pt" fo:language="de" style:font-name-asian="Cambria" style:font-size-asian="11.0pt"/>
    </style:style>
    <style:style style:family="table-cell" style:name="ac0c79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6a284">
      <style:table-row-properties style:row-height="20.0mm"/>
    </style:style>
    <style:style style:family="paragraph" style:name="a0c9c7d" style:parent-style-name="Standard">
      <style:text-properties fo:country="DE" fo:font-size="11.0pt" fo:language="de" style:font-name-asian="Cambria" style:font-size-asian="11.0pt"/>
    </style:style>
    <style:style style:family="table-cell" style:name="ae495b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24c14" style:parent-style-name="Standard">
      <style:text-properties fo:country="DE" fo:font-size="11.0pt" fo:language="de" style:font-name-asian="Cambria" style:font-size-asian="11.0pt"/>
    </style:style>
    <style:style style:family="table-cell" style:name="af93b51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1fbc1" style:parent-style-name="Standard">
      <style:text-properties fo:country="DE" fo:font-size="11.0pt" fo:language="de" style:font-name-asian="Cambria" style:font-size-asian="11.0pt"/>
    </style:style>
    <style:style style:family="table-cell" style:name="aa10fd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bf48d" style:parent-style-name="Standard">
      <style:text-properties fo:country="DE" fo:font-size="11.0pt" fo:language="de" style:font-name-asian="Cambria" style:font-size-asian="11.0pt"/>
    </style:style>
    <style:style style:family="table-cell" style:name="a4f77b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4c0c0">
      <style:table-row-properties style:row-height="20.0mm"/>
    </style:style>
    <style:style style:family="paragraph" style:name="ad4c172" style:parent-style-name="Standard">
      <style:text-properties fo:country="DE" fo:font-size="11.0pt" fo:language="de" style:font-name-asian="Cambria" style:font-size-asian="11.0pt"/>
    </style:style>
    <style:style style:family="table-cell" style:name="aceef4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58f9b" style:parent-style-name="Standard">
      <style:text-properties fo:country="DE" fo:font-size="11.0pt" fo:language="de" style:font-name-asian="Cambria" style:font-size-asian="11.0pt"/>
    </style:style>
    <style:style style:family="table-cell" style:name="a79a738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c676d" style:parent-style-name="Standard">
      <style:text-properties fo:country="DE" fo:font-size="11.0pt" fo:language="de" style:font-name-asian="Cambria" style:font-size-asian="11.0pt"/>
    </style:style>
    <style:style style:family="table-cell" style:name="ae10b8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ffee7" style:parent-style-name="Standard">
      <style:text-properties fo:country="DE" fo:font-size="11.0pt" fo:language="de" style:font-name-asian="Cambria" style:font-size-asian="11.0pt"/>
    </style:style>
    <style:style style:family="table-cell" style:name="a0661d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17c22">
      <style:table-row-properties style:row-height="20.0mm"/>
    </style:style>
    <style:style style:family="paragraph" style:name="a103d49" style:parent-style-name="Standard">
      <style:text-properties fo:country="DE" fo:font-size="11.0pt" fo:language="de" style:font-name-asian="Cambria" style:font-size-asian="11.0pt"/>
    </style:style>
    <style:style style:family="table-cell" style:name="a016c8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d7b4" style:parent-style-name="Standard">
      <style:text-properties fo:country="DE" fo:font-size="11.0pt" fo:language="de" style:font-name-asian="Cambria" style:font-size-asian="11.0pt"/>
    </style:style>
    <style:style style:family="table-cell" style:name="af10abf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08bd9" style:parent-style-name="Standard">
      <style:text-properties fo:country="DE" fo:font-size="11.0pt" fo:language="de" style:font-name-asian="Cambria" style:font-size-asian="11.0pt"/>
    </style:style>
    <style:style style:family="table-cell" style:name="abbb5d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64304" style:parent-style-name="Standard">
      <style:text-properties fo:country="DE" fo:font-size="11.0pt" fo:language="de" style:font-name-asian="Cambria" style:font-size-asian="11.0pt"/>
    </style:style>
    <style:style style:family="table-cell" style:name="a0a85c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5e8a8">
      <style:table-row-properties style:row-height="20.0mm"/>
    </style:style>
    <style:style style:family="paragraph" style:name="ae5ebba" style:parent-style-name="Standard">
      <style:text-properties fo:country="DE" fo:font-size="11.0pt" fo:language="de" style:font-name-asian="Cambria" style:font-size-asian="11.0pt"/>
    </style:style>
    <style:style style:family="table-cell" style:name="aefcfd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f8eaf" style:parent-style-name="Standard">
      <style:text-properties fo:country="DE" fo:font-size="11.0pt" fo:language="de" style:font-name-asian="Cambria" style:font-size-asian="11.0pt"/>
    </style:style>
    <style:style style:family="table-cell" style:name="a31acdf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d500f" style:parent-style-name="Standard">
      <style:text-properties fo:country="DE" fo:font-size="11.0pt" fo:language="de" style:font-name-asian="Cambria" style:font-size-asian="11.0pt"/>
    </style:style>
    <style:style style:family="table-cell" style:name="a7c97f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5dc70" style:parent-style-name="Standard">
      <style:text-properties fo:country="DE" fo:font-size="11.0pt" fo:language="de" style:font-name-asian="Cambria" style:font-size-asian="11.0pt"/>
    </style:style>
    <style:style style:family="table-cell" style:name="a99bb7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ba129">
      <style:table-row-properties style:row-height="10.0mm"/>
    </style:style>
    <style:style style:family="paragraph" style:name="a331ac5" style:parent-style-name="Standard">
      <style:text-properties fo:country="DE" fo:font-size="11.0pt" fo:language="de" style:font-name-asian="Cambria" style:font-size-asian="11.0pt"/>
    </style:style>
    <style:style style:family="table-cell" style:name="a1caf4f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585d7" style:parent-style-name="Standard">
      <style:text-properties fo:country="DE" fo:font-size="11.0pt" fo:language="de" style:font-name-asian="Cambria" style:font-size-asian="11.0pt"/>
    </style:style>
    <style:style style:family="table-cell" style:name="a494136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e8e17" style:parent-style-name="Standard">
      <style:text-properties fo:country="DE" fo:font-size="11.0pt" fo:language="de" style:font-name-asian="Cambria" style:font-size-asian="11.0pt"/>
    </style:style>
    <style:style style:family="table-cell" style:name="a5f7f9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b7121" style:parent-style-name="Standard">
      <style:text-properties fo:country="DE" fo:font-size="11.0pt" fo:language="de" style:font-name-asian="Cambria" style:font-size-asian="11.0pt"/>
    </style:style>
    <style:style style:family="table-cell" style:name="aa607d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6a73a">
      <style:table-row-properties style:row-height="10.0mm"/>
    </style:style>
    <style:style style:family="paragraph" style:name="adfd55b" style:parent-style-name="Standard">
      <style:text-properties fo:country="DE" fo:font-size="11.0pt" fo:language="de" style:font-name-asian="Cambria" style:font-size-asian="11.0pt"/>
    </style:style>
    <style:style style:family="table-cell" style:name="a0f59e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fcba7" style:parent-style-name="Standard">
      <style:text-properties fo:country="DE" fo:font-size="11.0pt" fo:language="de" style:font-name-asian="Cambria" style:font-size-asian="11.0pt"/>
    </style:style>
    <style:style style:family="table-cell" style:name="a82b92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87789" style:parent-style-name="Standard">
      <style:text-properties fo:country="DE" fo:font-size="11.0pt" fo:language="de" style:font-name-asian="Cambria" style:font-size-asian="11.0pt"/>
    </style:style>
    <style:style style:family="table-cell" style:name="a71347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1f20d" style:parent-style-name="Standard">
      <style:text-properties fo:country="DE" fo:font-size="11.0pt" fo:language="de" style:font-name-asian="Cambria" style:font-size-asian="11.0pt"/>
    </style:style>
    <style:style style:family="table-cell" style:name="a834659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c5fa9">
      <style:table-row-properties style:row-height="10.0mm"/>
    </style:style>
    <style:style style:family="table-column" style:name="af107ef">
      <style:table-column-properties style:rel-column-width="25*"/>
    </style:style>
    <style:style style:family="table" style:name="a4592cf">
      <style:table-properties fo:margin-left="0.0mm" style:width="16.249cm" table:align="left"/>
    </style:style>
    <style:style style:family="paragraph" style:name="a6f645a" style:parent-style-name="Überschrift_20_2">
      <style:paragraph-properties/>
    </style:style>
    <style:style style:family="paragraph" style:name="abc20ff" style:parent-style-name="Titel">
      <style:paragraph-properties fo:break-before="page"/>
    </style:style>
  </office:automatic-styles>
  <office:body>
    <office:text>
      <text:p text:style-name="abc20ff">Tables</text:p>
      <text:p text:style-name="Untertitel">Examples</text:p>
      <text:h text:outline-level="2" text:style-name="a6f645a">Table with different background colors (hard coded)</text:h>
      <text:p text:style-name="Standard"/>
      <table:table table:style-name="a4592cf">
        <table:table-column table:number-columns-repeated="4" table:style-name="af107ef"/>
        <table:table-row table:style-name="aec5fa9">
          <table:table-cell table:style-name="a834659">
            <text:p text:style-name="a11f20d">1</text:p>
          </table:table-cell>
          <table:table-cell table:style-name="a713478">
            <text:p text:style-name="ab87789">2</text:p>
          </table:table-cell>
          <table:table-cell table:style-name="a82b924">
            <text:p text:style-name="adfcba7">3</text:p>
          </table:table-cell>
          <table:table-cell table:style-name="a0f59e3">
            <text:p text:style-name="adfd55b">4</text:p>
          </table:table-cell>
        </table:table-row>
        <table:table-row table:style-name="a96a73a">
          <table:table-cell table:style-name="aa607d3">
            <text:p text:style-name="a7b7121">1</text:p>
          </table:table-cell>
          <table:table-cell table:style-name="a5f7f93">
            <text:p text:style-name="a7e8e17">2</text:p>
          </table:table-cell>
          <table:table-cell table:style-name="a494136">
            <text:p text:style-name="ac585d7">3</text:p>
          </table:table-cell>
          <table:table-cell table:style-name="a1caf4f">
            <text:p text:style-name="a331ac5">4</text:p>
          </table:table-cell>
        </table:table-row>
        <table:table-row table:style-name="a9ba129">
          <table:table-cell table:style-name="a99bb75">
            <text:p text:style-name="ae5dc70">1</text:p>
          </table:table-cell>
          <table:table-cell table:style-name="a7c97fb">
            <text:p text:style-name="a8d500f">2</text:p>
          </table:table-cell>
          <table:table-cell table:style-name="a31acdf">
            <text:p text:style-name="a5f8eaf">3</text:p>
          </table:table-cell>
          <table:table-cell table:style-name="aefcfd3">
            <text:p text:style-name="ae5ebba">4</text:p>
          </table:table-cell>
        </table:table-row>
        <table:table-row table:style-name="ab5e8a8">
          <table:table-cell table:style-name="a0a85ca">
            <text:p text:style-name="ab64304">5</text:p>
          </table:table-cell>
          <table:table-cell table:style-name="abbb5db">
            <text:p text:style-name="aa08bd9">6</text:p>
          </table:table-cell>
          <table:table-cell table:style-name="af10abf">
            <text:p text:style-name="a80d7b4">7</text:p>
          </table:table-cell>
          <table:table-cell table:style-name="a016c8f">
            <text:p text:style-name="a103d49">8</text:p>
          </table:table-cell>
        </table:table-row>
        <table:table-row table:style-name="ab17c22">
          <table:table-cell table:style-name="a0661de">
            <text:p text:style-name="aeffee7">5</text:p>
          </table:table-cell>
          <table:table-cell table:style-name="ae10b84">
            <text:p text:style-name="a8c676d">6</text:p>
          </table:table-cell>
          <table:table-cell table:style-name="a79a738">
            <text:p text:style-name="ac58f9b">7</text:p>
          </table:table-cell>
          <table:table-cell table:style-name="aceef49">
            <text:p text:style-name="ad4c172">8</text:p>
          </table:table-cell>
        </table:table-row>
        <table:table-row table:style-name="a74c0c0">
          <table:table-cell table:style-name="a4f77b3">
            <text:p text:style-name="adbf48d">5</text:p>
          </table:table-cell>
          <table:table-cell table:style-name="aa10fdb">
            <text:p text:style-name="af1fbc1">6</text:p>
          </table:table-cell>
          <table:table-cell table:style-name="af93b51">
            <text:p text:style-name="ab24c14">7</text:p>
          </table:table-cell>
          <table:table-cell table:style-name="ae495b0">
            <text:p text:style-name="a0c9c7d">8</text:p>
          </table:table-cell>
        </table:table-row>
        <table:table-row table:style-name="aa6a284">
          <table:table-cell table:style-name="ac0c79e">
            <text:p text:style-name="a27d4f8">5</text:p>
          </table:table-cell>
          <table:table-cell table:style-name="a6e2454">
            <text:p text:style-name="a73682e">6</text:p>
          </table:table-cell>
          <table:table-cell table:style-name="a5e829a">
            <text:p text:style-name="aeff761">7</text:p>
          </table:table-cell>
          <table:table-cell table:style-name="a7efd8f">
            <text:p text:style-name="a8f30f4">8</text:p>
          </table:table-cell>
        </table:table-row>
        <table:table-row table:style-name="a58b970">
          <table:table-cell table:style-name="a84f005">
            <text:p text:style-name="aabaea8">5</text:p>
          </table:table-cell>
          <table:table-cell table:style-name="ad0bc49">
            <text:p text:style-name="aec115e">6</text:p>
          </table:table-cell>
          <table:table-cell table:style-name="a2e682e">
            <text:p text:style-name="a51f72e">7</text:p>
          </table:table-cell>
          <table:table-cell table:style-name="a478180">
            <text:p text:style-name="a50d2db">8</text:p>
          </table:table-cell>
        </table:table-row>
        <table:table-row table:style-name="a2fc933">
          <table:table-cell table:style-name="a337836">
            <text:p text:style-name="a072aec">9</text:p>
          </table:table-cell>
          <table:table-cell table:style-name="aafd890">
            <text:p text:style-name="ac3f56b">10</text:p>
          </table:table-cell>
          <table:table-cell table:style-name="a9dca5a">
            <text:p text:style-name="aa4a119">11</text:p>
          </table:table-cell>
          <table:table-cell table:style-name="a8c34e3">
            <text:p text:style-name="a198226">12</text:p>
          </table:table-cell>
        </table:table-row>
        <table:table-row table:style-name="ad2234a">
          <table:table-cell table:style-name="a609814">
            <text:p text:style-name="a6bd010">9</text:p>
          </table:table-cell>
          <table:table-cell table:style-name="ad884b3">
            <text:p text:style-name="a98eced">10</text:p>
          </table:table-cell>
          <table:table-cell table:style-name="ac7d0b7">
            <text:p text:style-name="acf80cd">11</text:p>
          </table:table-cell>
          <table:table-cell table:style-name="a0b448a">
            <text:p text:style-name="a57f012">12</text:p>
          </table:table-cell>
        </table:table-row>
        <table:table-row table:style-name="aa58013">
          <table:table-cell table:style-name="a596187">
            <text:p text:style-name="a5b646c">9</text:p>
          </table:table-cell>
          <table:table-cell table:style-name="a73f4ac">
            <text:p text:style-name="a808ee2">10</text:p>
          </table:table-cell>
          <table:table-cell table:style-name="a56642a">
            <text:p text:style-name="a7554a7">11</text:p>
          </table:table-cell>
          <table:table-cell table:style-name="a40f9ac">
            <text:p text:style-name="a80a311">12</text:p>
          </table:table-cell>
        </table:table-row>
        <table:table-row table:style-name="abe6676">
          <table:table-cell table:style-name="a0c205f">
            <text:p text:style-name="a466657">13</text:p>
          </table:table-cell>
          <table:table-cell table:style-name="a84254b">
            <text:p text:style-name="a2448eb">14</text:p>
          </table:table-cell>
          <table:table-cell table:style-name="a67e7eb">
            <text:p text:style-name="a26d73d">15</text:p>
          </table:table-cell>
          <table:table-cell table:style-name="a64b4a6">
            <text:p text:style-name="afdca40">16</text:p>
          </table:table-cell>
        </table:table-row>
        <table:table-row table:style-name="aa19a42">
          <table:table-cell table:style-name="a0d68b7">
            <text:p text:style-name="ae3ba52">13</text:p>
          </table:table-cell>
          <table:table-cell table:style-name="a21296e">
            <text:p text:style-name="aaebf7b">14</text:p>
          </table:table-cell>
          <table:table-cell table:style-name="a1ca0f8">
            <text:p text:style-name="a7d0f64">15</text:p>
          </table:table-cell>
          <table:table-cell table:style-name="a54d042">
            <text:p text:style-name="a286651">16</text:p>
          </table:table-cell>
        </table:table-row>
        <table:table-row table:style-name="afd5bae">
          <table:table-cell table:style-name="a69e6a1">
            <text:p text:style-name="a53888f">13</text:p>
          </table:table-cell>
          <table:table-cell table:style-name="a4886c7">
            <text:p text:style-name="a565934">14</text:p>
          </table:table-cell>
          <table:table-cell table:style-name="a726c6b">
            <text:p text:style-name="ab5fddd">15</text:p>
          </table:table-cell>
          <table:table-cell table:style-name="af16bd1">
            <text:p text:style-name="aa7534c">16</text:p>
          </table:table-cell>
        </table:table-row>
        <table:table-row table:style-name="ac8ceb1">
          <table:table-cell table:style-name="ac88dba">
            <text:p text:style-name="ab2f614">13</text:p>
          </table:table-cell>
          <table:table-cell table:style-name="abcb979">
            <text:p text:style-name="a0c9ef6">14</text:p>
          </table:table-cell>
          <table:table-cell table:style-name="a72a88a">
            <text:p text:style-name="aa9c9ad">15</text:p>
          </table:table-cell>
          <table:table-cell table:style-name="ab376d8">
            <text:p text:style-name="ac1c062">16</text:p>
          </table:table-cell>
        </table:table-row>
        <table:table-row table:style-name="afb44f7">
          <table:table-cell table:style-name="ac4b913">
            <text:p text:style-name="a4e6394">13</text:p>
          </table:table-cell>
          <table:table-cell table:style-name="afa53ec">
            <text:p text:style-name="aa427e7">14</text:p>
          </table:table-cell>
          <table:table-cell table:style-name="a74feff">
            <text:p text:style-name="a3143e5">15</text:p>
          </table:table-cell>
          <table:table-cell table:style-name="aaf5489">
            <text:p text:style-name="acc0300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2" style:display-name="Überschrift 2" style:family="paragraph" style:name="Überschrift_20_2" style:next-style-name="Standard" style:parent-style-name="Standard">
      <style:paragraph-properties fo:margin-bottom="0.0mm"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efault-outline-level="1" style:display-name="Überschrift 1" style:family="paragraph" style:name="Überschrift_20_1" style:next-style-name="Standard" style:parent-style-name="Standard">
      <style:paragraph-properties fo:margin-bottom="0.0mm"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family="text" style:name="Absatz-Standardschriftart" style:parent-style-name="default_character_style"/>
    <style:style style:display-name="Überschrift 1 Zchn" style:family="text" style:name="Überschrift_20_1_20_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Untertitel Zchn" style:family="text" style:name="Untertitel_20_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_20_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Überschrift 2 Zchn" style:family="text" style:name="Überschrift_20_2_20_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default-style style:family="graphic">
      <style:graphic-properties draw:fill="solid" draw:fill-color="#5b9bd5"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17S</meta:editing-duration>
  </office:meta>
</office:document-meta>
</file>